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Courier New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, drupal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-css</text:span><text:span text:style-name="T1"> // materialize</text:span></text:p>
            <text:p><text:span text:style-name="T6"><text:s text:c="2"/></text:span><text:span text:style-name="T6">js/es6/dom/json/</text:span><text:span text:style-name="T2">jquery </text:span><text:span text:style-name="T1">// typescript, svelte</text:span></text:p>
            <text:p><text:span text:style-name="T2"><text:s text:c="2"/></text:span><text:span text:style-name="T2">ajax, fetch-api, axios</text:span></text:p>
            <text:p text:style-name="P1"><text:span text:style-name="T6"><text:s text:c="2"/></text:span><text:span text:style-name="T6">react-js </text:span><text:span text:style-name="T7">// vue, angular, state managers, redux</text:span></text:p>
            <text:p text:style-name="P1"><text:span text:style-name="T6"><text:s text:c="2"/></text:span><text:span text:style-name="T2">web storage, web workers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, webpack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, flask</text:span></text:p>
            <text:p><text:span text:style-name="T2"><text:s text:c="2"/></text:span><text:span text:style-name="T2">db, mysql, sqlite, nosql, mongodb</text:span></text:p>
            <text:p><text:span text:style-name="T2"><text:s text:c="2"/></text:span><text:span text:style-name="T2">restfull-apis</text:span></text:p>
            <text:p><text:span text:style-name="T1"><text:s text:c="2"/></text:span><text:span text:style-name="T1">// server side rendering (next)</text:span></text:p>
            <text:p><text:span text:style-name="T1"><text:s text:c="2"/></text:span><text:span text:style-name="T1">// static site rendering (gatsby)</text:span></text:p>
            <text:p><text:span text:style-name="T1"><text:s text:c="2"/></text:span><text:span text:style-name="T1">// c#, ruby, golang, java, rust</text:span></text:p>
            <text:p><text:span text:style-name="T1"><text:s text:c="2"/></text:span><text:span text:style-name="T1">// api query language (graphql), apollo, graphql-server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><text:span text:style-name="T2"><text:s text:c="2"/></text:span><text:span text:style-name="T2">service-workers</text:span></text:p>
            <text:p><text:span text:style-name="T2"><text:s text:c="2"/></text:span><text:span text:style-name="T2">app-deployment</text:span></text:p>
            <text:p><text:span text:style-name="T2"><text:s text:c="4"/></text:span><text:span text:style-name="T2">netlify, heroku, ftp, ssh, cpanel</text:span></text:p>
            <text:p><text:span text:style-name="T2"/></text:p>
            <text:p><text:span text:style-name="T3">CONTACT ME</text:span></text:p>
            <text:p><text:span text:style-name="T8"><text:s text:c="2"/></text:span><text:span text:style-name="T8">tel</text:span><text:span text:style-name="T2"> <text:s text:c="6"/>: +381 66 572 55 23</text:span></text:p>
            <text:p><text:span text:style-name="T8"><text:s text:c="2"/></text:span><text:span text:style-name="T8">email</text:span><text:span text:style-name="T2"> <text:s text:c="4"/>: admin@nikolav.rs</text:span></text:p>
            <text:p><text:span text:style-name="T8"><text:s text:c="2"/></text:span><text:span text:style-name="T8">url</text:span><text:span text:style-name="T2"> <text:s text:c="6"/>: https://nikolav.rs/</text:span><text:span text:style-name="T2"><text:line-break/></text:span><text:span text:style-name="T2"> <text:s/></text:span><text:span text:style-name="T8">github</text:span><text:span text:style-name="T2"> <text:s text:c="3"/>: https://github.com/nikolav</text:span><text:span text:style-name="T2"><text:line-break/></text:span><text:span text:style-name="T2"> <text:s/></text:span><text:span text:style-name="T8">facebook</text:span><text:span text:style-name="T2"> <text:s/>: https://www.facebook.com/nikolav.me</text:span><text:span text:style-name="T2"><text:line-break/></text:span><text:span text:style-name="T2"> <text:s/></text:span><text:span text:style-name="T8">instagram</text:span><text:span text:style-name="T2"> : https://www.instagram.com/nikolav.rs/</text:span></text:p>
            <text:p><text:span text:style-name="T8"><text:s text:c="2"/></text:span><text:span text:style-name="T8">youtube</text:span><text:span text:style-name="T2"> <text:s text:c="2"/>: https://www.youtube.com/channel/UCXtm7byraXXFkYtfrWHJHSA/</text:span></text:p>
            <text:p><text:span text:style-name="T8"><text:s text:c="2"/></text:span><text:span text:style-name="T8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1-09-04T16:04:00.053000000</dc:date>
    <meta:editing-duration>PT2H30M35S</meta:editing-duration>
    <meta:editing-cycles>33</meta:editing-cycles>
    <meta:generator>LibreOffice/7.2.0.4$Windows_X86_64 LibreOffice_project/9a9c6381e3f7a62afc1329bd359cc48accb6435b</meta:generator>
    <meta:document-statistic meta:object-count="21"/>
  </office:meta>
</office:document-meta>
</file>